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Homework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4" office:value-type="float" office:value="0.714285714285714" calcext:value-type="float">
            <text:p>0.7142857143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3.5/14" office:value-type="float" office:value="0.964285714285714" calcext:value-type="float">
            <text:p>0.9642857143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1.5/14" office:value-type="float" office:value="0.821428571428571" calcext:value-type="float">
            <text:p>0.8214285714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10.5/10"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table:formula="of:=14/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3/14" office:value-type="float" office:value="0.928571428571429" calcext:value-type="float">
            <text:p>0.9285714286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2/14" office:value-type="float" office:value="0.857142857142857" calcext:value-type="float">
            <text:p>0.85714285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2">00/00/0000</text:date>, <text:time style:data-style-name="N2" text:time-value="10:48:55.008842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3-02T13:04:05.519849577</dc:date>
    <meta:editing-duration>PT2H35M13S</meta:editing-duration>
    <meta:editing-cycles>16</meta:editing-cycles>
    <meta:generator>LibreOffice/5.1.6.2$Linux_X86_64 LibreOffice_project/10m0$Build-2</meta:generator>
    <meta:document-statistic meta:table-count="1" meta:cell-count="112" meta:object-count="0"/>
  </office:meta>
</office:document-meta>
</file>